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1" calcext:value-type="float">
            <text:p>279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35" calcext:value-type="float">
            <text:p>275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45" calcext:value-type="float">
            <text:p>277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84" calcext:value-type="float">
            <text:p>276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06" calcext:value-type="float">
            <text:p>277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06" calcext:value-type="float">
            <text:p>277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81" calcext:value-type="float">
            <text:p>277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59" calcext:value-type="float">
            <text:p>264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93" calcext:value-type="float">
            <text:p>263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81" calcext:value-type="float">
            <text:p>261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85" calcext:value-type="float">
            <text:p>262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05" calcext:value-type="float">
            <text:p>264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:.J35])" office:value-type="float" office:value="271.491666666667" calcext:value-type="float">
            <text:p>271,4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16" calcext:value-type="float">
            <text:p>262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52" calcext:value-type="float">
            <text:p>264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5" calcext:value-type="float">
            <text:p>267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9" calcext:value-type="float">
            <text:p>265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68" calcext:value-type="float">
            <text:p>263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48" calcext:value-type="float">
            <text:p>265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9" calcext:value-type="float">
            <text:p>279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71" calcext:value-type="float">
            <text:p>279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13" calcext:value-type="float">
            <text:p>279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01" calcext:value-type="float">
            <text:p>277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43" calcext:value-type="float">
            <text:p>277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8:.J71])" office:value-type="float" office:value="271.368333333333" calcext:value-type="float">
            <text:p>271,3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72" calcext:value-type="float">
            <text:p>279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69" calcext:value-type="float">
            <text:p>277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26" calcext:value-type="float">
            <text:p>280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98" calcext:value-type="float">
            <text:p>277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36" calcext:value-type="float">
            <text:p>273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21" calcext:value-type="float">
            <text:p>273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36" calcext:value-type="float">
            <text:p>269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1" calcext:value-type="float">
            <text:p>265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39" calcext:value-type="float">
            <text:p>271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53" calcext:value-type="float">
            <text:p>263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8" calcext:value-type="float">
            <text:p>265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59" calcext:value-type="float">
            <text:p>271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4:.J107])" office:value-type="float" office:value="272.415833333333" calcext:value-type="float">
            <text:p>272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82" calcext:value-type="float">
            <text:p>267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87" calcext:value-type="float">
            <text:p>267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21" calcext:value-type="float">
            <text:p>270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72" calcext:value-type="float">
            <text:p>272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84" calcext:value-type="float">
            <text:p>279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.39" calcext:value-type="float">
            <text:p>284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24" calcext:value-type="float">
            <text:p>282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.36" calcext:value-type="float">
            <text:p>283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.73" calcext:value-type="float">
            <text:p>284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1.53" calcext:value-type="float">
            <text:p>281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1.65" calcext:value-type="float">
            <text:p>281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.46" calcext:value-type="float">
            <text:p>284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0:.J143])" office:value-type="float" office:value="278.401666666667" calcext:value-type="float">
            <text:p>278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48" calcext:value-type="float">
            <text:p>258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52" calcext:value-type="float">
            <text:p>265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93" calcext:value-type="float">
            <text:p>242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9" calcext:value-type="float">
            <text:p>243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75" calcext:value-type="float">
            <text:p>243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72" calcext:value-type="float">
            <text:p>251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8" calcext:value-type="float">
            <text:p>244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79" calcext:value-type="float">
            <text:p>251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23" calcext:value-type="float">
            <text:p>251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62" calcext:value-type="float">
            <text:p>245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05" calcext:value-type="float">
            <text:p>248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43" calcext:value-type="float">
            <text:p>246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46:.J179])" office:value-type="float" office:value="249.466666666667" calcext:value-type="float">
            <text:p>249,4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89" calcext:value-type="float">
            <text:p>243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25" calcext:value-type="float">
            <text:p>247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44" calcext:value-type="float">
            <text:p>262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3" calcext:value-type="float">
            <text:p>259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58" calcext:value-type="float">
            <text:p>265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" calcext:value-type="float">
            <text:p>266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13" calcext:value-type="float">
            <text:p>265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17" calcext:value-type="float">
            <text:p>261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3" calcext:value-type="float">
            <text:p>261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13" calcext:value-type="float">
            <text:p>269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69" calcext:value-type="float">
            <text:p>256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01" calcext:value-type="float">
            <text:p>259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82:.J215])" office:value-type="float" office:value="259.829166666667" calcext:value-type="float">
            <text:p>259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19" calcext:value-type="float">
            <text:p>268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64" calcext:value-type="float">
            <text:p>246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79" calcext:value-type="float">
            <text:p>244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05" calcext:value-type="float">
            <text:p>245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69" calcext:value-type="float">
            <text:p>245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04" calcext:value-type="float">
            <text:p>246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89" calcext:value-type="float">
            <text:p>245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94" calcext:value-type="float">
            <text:p>245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87" calcext:value-type="float">
            <text:p>243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76" calcext:value-type="float">
            <text:p>246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85" calcext:value-type="float">
            <text:p>245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66" calcext:value-type="float">
            <text:p>244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18:.J251])" office:value-type="float" office:value="247.4475" calcext:value-type="float">
            <text:p>247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65" calcext:value-type="float">
            <text:p>253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91" calcext:value-type="float">
            <text:p>266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36" calcext:value-type="float">
            <text:p>268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48" calcext:value-type="float">
            <text:p>267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4" calcext:value-type="float">
            <text:p>265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51" calcext:value-type="float">
            <text:p>271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15" calcext:value-type="float">
            <text:p>271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46" calcext:value-type="float">
            <text:p>270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96" calcext:value-type="float">
            <text:p>266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34" calcext:value-type="float">
            <text:p>270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89" calcext:value-type="float">
            <text:p>263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64" calcext:value-type="float">
            <text:p>261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54:.J287])" office:value-type="float" office:value="266.479166666667" calcext:value-type="float">
            <text:p>266,4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86" calcext:value-type="float">
            <text:p>222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66" calcext:value-type="float">
            <text:p>222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18" calcext:value-type="float">
            <text:p>224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31" calcext:value-type="float">
            <text:p>221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73" calcext:value-type="float">
            <text:p>221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39" calcext:value-type="float">
            <text:p>223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99" calcext:value-type="float">
            <text:p>224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36" calcext:value-type="float">
            <text:p>222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45" calcext:value-type="float">
            <text:p>222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4" calcext:value-type="float">
            <text:p>223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91" calcext:value-type="float">
            <text:p>221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90:.J323])" office:value-type="float" office:value="222.756666666667" calcext:value-type="float">
            <text:p>222,7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74" calcext:value-type="float">
            <text:p>230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34" calcext:value-type="float">
            <text:p>238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25" calcext:value-type="float">
            <text:p>239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97" calcext:value-type="float">
            <text:p>237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26" calcext:value-type="float">
            <text:p>239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45" calcext:value-type="float">
            <text:p>237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08" calcext:value-type="float">
            <text:p>239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78" calcext:value-type="float">
            <text:p>237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36" calcext:value-type="float">
            <text:p>238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09" calcext:value-type="float">
            <text:p>240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08" calcext:value-type="float">
            <text:p>238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61" calcext:value-type="float">
            <text:p>239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26:.J359])" office:value-type="float" office:value="238.000833333333" calcext:value-type="float">
            <text:p>238,0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51" calcext:value-type="float">
            <text:p>232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1" calcext:value-type="float">
            <text:p>224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93" calcext:value-type="float">
            <text:p>224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36" calcext:value-type="float">
            <text:p>224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48" calcext:value-type="float">
            <text:p>223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75" calcext:value-type="float">
            <text:p>222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15" calcext:value-type="float">
            <text:p>223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92" calcext:value-type="float">
            <text:p>223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02" calcext:value-type="float">
            <text:p>223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57" calcext:value-type="float">
            <text:p>223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4" calcext:value-type="float">
            <text:p>223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71" calcext:value-type="float">
            <text:p>223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62:.J395])" office:value-type="float" office:value="224.4125" calcext:value-type="float">
            <text:p>224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79" calcext:value-type="float">
            <text:p>226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64" calcext:value-type="float">
            <text:p>232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36" calcext:value-type="float">
            <text:p>242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9" calcext:value-type="float">
            <text:p>239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66" calcext:value-type="float">
            <text:p>240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37" calcext:value-type="float">
            <text:p>242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44" calcext:value-type="float">
            <text:p>243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93" calcext:value-type="float">
            <text:p>241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79" calcext:value-type="float">
            <text:p>241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91" calcext:value-type="float">
            <text:p>241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09" calcext:value-type="float">
            <text:p>242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28" calcext:value-type="float">
            <text:p>243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98:.J431])" office:value-type="float" office:value="239.93" calcext:value-type="float">
            <text:p>239,9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4" calcext:value-type="float">
            <text:p>217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63" calcext:value-type="float">
            <text:p>214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15" calcext:value-type="float">
            <text:p>205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42" calcext:value-type="float">
            <text:p>204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26" calcext:value-type="float">
            <text:p>204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36" calcext:value-type="float">
            <text:p>203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6" calcext:value-type="float">
            <text:p>205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68" calcext:value-type="float">
            <text:p>204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29" calcext:value-type="float">
            <text:p>204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03" calcext:value-type="float">
            <text:p>204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87" calcext:value-type="float">
            <text:p>203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74" calcext:value-type="float">
            <text:p>205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34:.J467])" office:value-type="float" office:value="206.4975" calcext:value-type="float">
            <text:p>206,5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71" calcext:value-type="float">
            <text:p>204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5" calcext:value-type="float">
            <text:p>203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16" calcext:value-type="float">
            <text:p>204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19" calcext:value-type="float">
            <text:p>205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7" calcext:value-type="float">
            <text:p>218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25" calcext:value-type="float">
            <text:p>218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37" calcext:value-type="float">
            <text:p>218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18" calcext:value-type="float">
            <text:p>218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77" calcext:value-type="float">
            <text:p>217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9" calcext:value-type="float">
            <text:p>216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49" calcext:value-type="float">
            <text:p>218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4" calcext:value-type="float">
            <text:p>217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70:.J503])" office:value-type="float" office:value="213.534166666667" calcext:value-type="float">
            <text:p>213,5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85" calcext:value-type="float">
            <text:p>218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74" calcext:value-type="float">
            <text:p>218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91" calcext:value-type="float">
            <text:p>218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7" calcext:value-type="float">
            <text:p>219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5" calcext:value-type="float">
            <text:p>219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15" calcext:value-type="float">
            <text:p>208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73" calcext:value-type="float">
            <text:p>205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49" calcext:value-type="float">
            <text:p>205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08" calcext:value-type="float">
            <text:p>205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56" calcext:value-type="float">
            <text:p>205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73" calcext:value-type="float">
            <text:p>205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46" calcext:value-type="float">
            <text:p>205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06:.J539])" office:value-type="float" office:value="211.41" calcext:value-type="float">
            <text:p>211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73" calcext:value-type="float">
            <text:p>205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26" calcext:value-type="float">
            <text:p>206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.15" calcext:value-type="float">
            <text:p>207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39" calcext:value-type="float">
            <text:p>206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69" calcext:value-type="float">
            <text:p>205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36" calcext:value-type="float">
            <text:p>205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56" calcext:value-type="float">
            <text:p>214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" calcext:value-type="float">
            <text:p>219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64" calcext:value-type="float">
            <text:p>219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99" calcext:value-type="float">
            <text:p>219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64" calcext:value-type="float">
            <text:p>220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42:.J575])" office:value-type="float" office:value="211.384166666667" calcext:value-type="float">
            <text:p>211,3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14" calcext:value-type="float">
            <text:p>198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21" calcext:value-type="float">
            <text:p>198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4" calcext:value-type="float">
            <text:p>197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9" calcext:value-type="float">
            <text:p>197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21" calcext:value-type="float">
            <text:p>198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7" calcext:value-type="float">
            <text:p>198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3" calcext:value-type="float">
            <text:p>197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24" calcext:value-type="float">
            <text:p>198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48" calcext:value-type="float">
            <text:p>197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27" calcext:value-type="float">
            <text:p>190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41" calcext:value-type="float">
            <text:p>183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43" calcext:value-type="float">
            <text:p>184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78:.J611])" office:value-type="float" office:value="194.926666666667" calcext:value-type="float">
            <text:p>194,9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01" calcext:value-type="float">
            <text:p>184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08" calcext:value-type="float">
            <text:p>184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03" calcext:value-type="float">
            <text:p>183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51" calcext:value-type="float">
            <text:p>184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22" calcext:value-type="float">
            <text:p>185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71" calcext:value-type="float">
            <text:p>184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27" calcext:value-type="float">
            <text:p>185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67" calcext:value-type="float">
            <text:p>185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8" calcext:value-type="float">
            <text:p>185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47" calcext:value-type="float">
            <text:p>186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4" calcext:value-type="float">
            <text:p>184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47" calcext:value-type="float">
            <text:p>185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14:.J647])" office:value-type="float" office:value="184.906666666667" calcext:value-type="float">
            <text:p>184,9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9" calcext:value-type="float">
            <text:p>184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7" calcext:value-type="float">
            <text:p>197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1" calcext:value-type="float">
            <text:p>198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77" calcext:value-type="float">
            <text:p>198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15" calcext:value-type="float">
            <text:p>198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" calcext:value-type="float">
            <text:p>197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03" calcext:value-type="float">
            <text:p>198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2" calcext:value-type="float">
            <text:p>198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4" calcext:value-type="float">
            <text:p>198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8" calcext:value-type="float">
            <text:p>197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96" calcext:value-type="float">
            <text:p>197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49" calcext:value-type="float">
            <text:p>196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50:.J683])" office:value-type="float" office:value="196.825833333333" calcext:value-type="float">
            <text:p>196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84" calcext:value-type="float">
            <text:p>198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48" calcext:value-type="float">
            <text:p>198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67" calcext:value-type="float">
            <text:p>198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58" calcext:value-type="float">
            <text:p>196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2" calcext:value-type="float">
            <text:p>185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59" calcext:value-type="float">
            <text:p>185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5" calcext:value-type="float">
            <text:p>185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42" calcext:value-type="float">
            <text:p>185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19" calcext:value-type="float">
            <text:p>185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6.24" calcext:value-type="float">
            <text:p>186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17" calcext:value-type="float">
            <text:p>185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4" calcext:value-type="float">
            <text:p>185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86:.J719])" office:value-type="float" office:value="189.69" calcext:value-type="float">
            <text:p>189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7" calcext:value-type="float">
            <text:p>162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2" calcext:value-type="float">
            <text:p>163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24" calcext:value-type="float">
            <text:p>164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8" calcext:value-type="float">
            <text:p>162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77" calcext:value-type="float">
            <text:p>162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5" calcext:value-type="float">
            <text:p>163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7" calcext:value-type="float">
            <text:p>163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4" calcext:value-type="float">
            <text:p>163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17" calcext:value-type="float">
            <text:p>176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24" calcext:value-type="float">
            <text:p>176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78" calcext:value-type="float">
            <text:p>177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37" calcext:value-type="float">
            <text:p>177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22:.J755])" office:value-type="float" office:value="167.9375" calcext:value-type="float">
            <text:p>167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4" calcext:value-type="float">
            <text:p>175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31" calcext:value-type="float">
            <text:p>177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72" calcext:value-type="float">
            <text:p>177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2" calcext:value-type="float">
            <text:p>177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68" calcext:value-type="float">
            <text:p>178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82" calcext:value-type="float">
            <text:p>176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77" calcext:value-type="float">
            <text:p>177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55" calcext:value-type="float">
            <text:p>177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52" calcext:value-type="float">
            <text:p>178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7" calcext:value-type="float">
            <text:p>177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88" calcext:value-type="float">
            <text:p>177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08" calcext:value-type="float">
            <text:p>177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58:.J791])" office:value-type="float" office:value="177.501666666667" calcext:value-type="float">
            <text:p>177,5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39" calcext:value-type="float">
            <text:p>169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45" calcext:value-type="float">
            <text:p>164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55" calcext:value-type="float">
            <text:p>164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47" calcext:value-type="float">
            <text:p>163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3" calcext:value-type="float">
            <text:p>163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74" calcext:value-type="float">
            <text:p>164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6" calcext:value-type="float">
            <text:p>162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13" calcext:value-type="float">
            <text:p>164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04" calcext:value-type="float">
            <text:p>164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65" calcext:value-type="float">
            <text:p>163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35" calcext:value-type="float">
            <text:p>164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3" calcext:value-type="float">
            <text:p>162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94:.J827])" office:value-type="float" office:value="164.33" calcext:value-type="float">
            <text:p>164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94" calcext:value-type="float">
            <text:p>164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3" calcext:value-type="float">
            <text:p>163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58" calcext:value-type="float">
            <text:p>165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74" calcext:value-type="float">
            <text:p>164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97" calcext:value-type="float">
            <text:p>163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89" calcext:value-type="float">
            <text:p>178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76" calcext:value-type="float">
            <text:p>178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6" calcext:value-type="float">
            <text:p>178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98" calcext:value-type="float">
            <text:p>177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41" calcext:value-type="float">
            <text:p>177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3" calcext:value-type="float">
            <text:p>178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30:.J863])" office:value-type="float" office:value="171.408333333333" calcext:value-type="float">
            <text:p>171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47" calcext:value-type="float">
            <text:p>167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4" calcext:value-type="float">
            <text:p>167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59" calcext:value-type="float">
            <text:p>166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7" calcext:value-type="float">
            <text:p>167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9" calcext:value-type="float">
            <text:p>166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85" calcext:value-type="float">
            <text:p>164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4" calcext:value-type="float">
            <text:p>167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5" calcext:value-type="float">
            <text:p>166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96" calcext:value-type="float">
            <text:p>165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7" calcext:value-type="float">
            <text:p>166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58" calcext:value-type="float">
            <text:p>164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17" calcext:value-type="float">
            <text:p>153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66:.J899])" office:value-type="float" office:value="165.4175" calcext:value-type="float">
            <text:p>165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6" calcext:value-type="float">
            <text:p>152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97" calcext:value-type="float">
            <text:p>152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01" calcext:value-type="float">
            <text:p>152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84" calcext:value-type="float">
            <text:p>152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51" calcext:value-type="float">
            <text:p>152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07" calcext:value-type="float">
            <text:p>153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66" calcext:value-type="float">
            <text:p>152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16" calcext:value-type="float">
            <text:p>153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8" calcext:value-type="float">
            <text:p>152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9" calcext:value-type="float">
            <text:p>152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02:.J935])" office:value-type="float" office:value="152.8675" calcext:value-type="float">
            <text:p>152,8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09" calcext:value-type="float">
            <text:p>153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14" calcext:value-type="float">
            <text:p>153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.3" calcext:value-type="float">
            <text:p>154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95" calcext:value-type="float">
            <text:p>153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82" calcext:value-type="float">
            <text:p>153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27" calcext:value-type="float">
            <text:p>158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42" calcext:value-type="float">
            <text:p>166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8" calcext:value-type="float">
            <text:p>167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65" calcext:value-type="float">
            <text:p>167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8" calcext:value-type="float">
            <text:p>167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23" calcext:value-type="float">
            <text:p>168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38:.J971])" office:value-type="float" office:value="160.829166666667" calcext:value-type="float">
            <text:p>160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8" calcext:value-type="float">
            <text:p>167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64" calcext:value-type="float">
            <text:p>168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5" calcext:value-type="float">
            <text:p>166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5" calcext:value-type="float">
            <text:p>167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37" calcext:value-type="float">
            <text:p>166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06" calcext:value-type="float">
            <text:p>166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3" calcext:value-type="float">
            <text:p>167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46" calcext:value-type="float">
            <text:p>166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13" calcext:value-type="float">
            <text:p>167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48" calcext:value-type="float">
            <text:p>166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8" calcext:value-type="float">
            <text:p>166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51" calcext:value-type="float">
            <text:p>153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74:.J1007])" office:value-type="float" office:value="165.77" calcext:value-type="float">
            <text:p>165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3.4" calcext:value-type="float">
            <text:p>2793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06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06.79" calcext:value-type="float">
            <text:p>2906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7.21" calcext:value-type="float">
            <text:p>2807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0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06.98" calcext:value-type="float">
            <text:p>2906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8.54" calcext:value-type="float">
            <text:p>2808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9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99.23" calcext:value-type="float">
            <text:p>2899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5.79" calcext:value-type="float">
            <text:p>2825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90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903.88" calcext:value-type="float">
            <text:p>2903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9.95" calcext:value-type="float">
            <text:p>2849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7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72.4" calcext:value-type="float">
            <text:p>2872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5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55.97" calcext:value-type="float">
            <text:p>2855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7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76.13" calcext:value-type="float">
            <text:p>2876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10:.J1043])" office:value-type="float" office:value="2858.85583333333" calcext:value-type="float">
            <text:p>2.858,8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6.78" calcext:value-type="float">
            <text:p>2036,7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6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6.39" calcext:value-type="float">
            <text:p>1986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8.35" calcext:value-type="float">
            <text:p>2078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7.51" calcext:value-type="float">
            <text:p>2027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2.05" calcext:value-type="float">
            <text:p>1992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1.55" calcext:value-type="float">
            <text:p>2081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3.35" calcext:value-type="float">
            <text:p>2033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0.21" calcext:value-type="float">
            <text:p>2000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8.33" calcext:value-type="float">
            <text:p>2088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8.34" calcext:value-type="float">
            <text:p>2018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1.86" calcext:value-type="float">
            <text:p>2021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9.61" calcext:value-type="float">
            <text:p>2099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46:.J1079])" office:value-type="float" office:value="2038.69416666667" calcext:value-type="float">
            <text:p>2.038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5.58" calcext:value-type="float">
            <text:p>1355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6.43" calcext:value-type="float">
            <text:p>1326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5.68" calcext:value-type="float">
            <text:p>1375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3.7" calcext:value-type="float">
            <text:p>1403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8.21" calcext:value-type="float">
            <text:p>1368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1.83" calcext:value-type="float">
            <text:p>1331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2.57" calcext:value-type="float">
            <text:p>1352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3.9" calcext:value-type="float">
            <text:p>1403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0.28" calcext:value-type="float">
            <text:p>1380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7.07" calcext:value-type="float">
            <text:p>1327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8.44" calcext:value-type="float">
            <text:p>1328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3.51" calcext:value-type="float">
            <text:p>1383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82:.J1115])" office:value-type="float" office:value="1361.43333333333" calcext:value-type="float">
            <text:p>1.361,4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5.3" calcext:value-type="float">
            <text:p>865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5.8" calcext:value-type="float">
            <text:p>875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5.96" calcext:value-type="float">
            <text:p>825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4.07" calcext:value-type="float">
            <text:p>824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9.53" calcext:value-type="float">
            <text:p>819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0.49" calcext:value-type="float">
            <text:p>840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4.69" calcext:value-type="float">
            <text:p>864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0.79" calcext:value-type="float">
            <text:p>870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8.91" calcext:value-type="float">
            <text:p>868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1.83" calcext:value-type="float">
            <text:p>831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5.45" calcext:value-type="float">
            <text:p>825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0.03" calcext:value-type="float">
            <text:p>820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18:.J1151])" office:value-type="float" office:value="844.404166666667" calcext:value-type="float">
            <text:p>844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9.12" calcext:value-type="float">
            <text:p>459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5.38" calcext:value-type="float">
            <text:p>485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1.43" calcext:value-type="float">
            <text:p>491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3.2" calcext:value-type="float">
            <text:p>493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1.28" calcext:value-type="float">
            <text:p>491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1.14" calcext:value-type="float">
            <text:p>491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9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90.84" calcext:value-type="float">
            <text:p>490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0.98" calcext:value-type="float">
            <text:p>460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87" calcext:value-type="float">
            <text:p>461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0.15" calcext:value-type="float">
            <text:p>460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8.9" calcext:value-type="float">
            <text:p>458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27" calcext:value-type="float">
            <text:p>461,2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54:.J1187])" office:value-type="float" office:value="475.463333333333" calcext:value-type="float">
            <text:p>475,4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89" calcext:value-type="float">
            <text:p>240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72" calcext:value-type="float">
            <text:p>242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08" calcext:value-type="float">
            <text:p>248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44" calcext:value-type="float">
            <text:p>256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5" calcext:value-type="float">
            <text:p>259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09" calcext:value-type="float">
            <text:p>259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83" calcext:value-type="float">
            <text:p>258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63" calcext:value-type="float">
            <text:p>255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39" calcext:value-type="float">
            <text:p>257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3" calcext:value-type="float">
            <text:p>258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68" calcext:value-type="float">
            <text:p>257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84" calcext:value-type="float">
            <text:p>256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90:.J1223])" office:value-type="float" office:value="254.339166666667" calcext:value-type="float">
            <text:p>254,3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71" calcext:value-type="float">
            <text:p>188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43" calcext:value-type="float">
            <text:p>183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5" calcext:value-type="float">
            <text:p>174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02" calcext:value-type="float">
            <text:p>175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7" calcext:value-type="float">
            <text:p>172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66" calcext:value-type="float">
            <text:p>174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76" calcext:value-type="float">
            <text:p>175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1" calcext:value-type="float">
            <text:p>174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4" calcext:value-type="float">
            <text:p>176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86" calcext:value-type="float">
            <text:p>173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54" calcext:value-type="float">
            <text:p>172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226:.J1259])" office:value-type="float" office:value="177.428333333333" calcext:value-type="float">
            <text:p>177,43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83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066cm" svg:y="0.014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246cm" svg:y="9.587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8.988cm" svg:x="27.221cm" svg:y="19.674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65.77" calcext:value-type="float">
            <text:p>165,77</text:p>
          </table:table-cell>
          <table:table-cell table:style-name="ce19" office:value-type="float" office:value="160.83" calcext:value-type="float">
            <text:p>160,83</text:p>
          </table:table-cell>
          <table:table-cell table:style-name="ce19" office:value-type="float" office:value="152.87" calcext:value-type="float">
            <text:p>152,87</text:p>
          </table:table-cell>
          <table:table-cell table:style-name="ce26" office:value-type="float" office:value="165.42" calcext:value-type="float">
            <text:p>165,42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71.41" calcext:value-type="float">
            <text:p>171,41</text:p>
          </table:table-cell>
          <table:table-cell table:style-name="ce20" office:value-type="float" office:value="164.33" calcext:value-type="float">
            <text:p>164,33</text:p>
          </table:table-cell>
          <table:table-cell table:style-name="ce20" office:value-type="float" office:value="177.5" calcext:value-type="float">
            <text:p>177,50</text:p>
          </table:table-cell>
          <table:table-cell table:style-name="ce27" office:value-type="float" office:value="167.94" calcext:value-type="float">
            <text:p>167,94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89.69" calcext:value-type="float">
            <text:p>189,69</text:p>
          </table:table-cell>
          <table:table-cell table:style-name="ce20" office:value-type="float" office:value="196.83" calcext:value-type="float">
            <text:p>196,83</text:p>
          </table:table-cell>
          <table:table-cell table:style-name="ce20" office:value-type="float" office:value="184.91" calcext:value-type="float">
            <text:p>184,91</text:p>
          </table:table-cell>
          <table:table-cell table:style-name="ce27" office:value-type="float" office:value="194.93" calcext:value-type="float">
            <text:p>194,93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211.38" calcext:value-type="float">
            <text:p>211,38</text:p>
          </table:table-cell>
          <table:table-cell table:style-name="ce20" office:value-type="float" office:value="211.41" calcext:value-type="float">
            <text:p>211,41</text:p>
          </table:table-cell>
          <table:table-cell table:style-name="ce20" office:value-type="float" office:value="213.53" calcext:value-type="float">
            <text:p>213,53</text:p>
          </table:table-cell>
          <table:table-cell table:style-name="ce27" office:value-type="float" office:value="206.5" calcext:value-type="float">
            <text:p>206,50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39.93" calcext:value-type="float">
            <text:p>239,93</text:p>
          </table:table-cell>
          <table:table-cell table:style-name="ce20" office:value-type="float" office:value="224.41" calcext:value-type="float">
            <text:p>224,41</text:p>
          </table:table-cell>
          <table:table-cell table:style-name="ce20" office:value-type="float" office:value="238" calcext:value-type="float">
            <text:p>238,00</text:p>
          </table:table-cell>
          <table:table-cell table:style-name="ce27" office:value-type="float" office:value="222.76" calcext:value-type="float">
            <text:p>222,76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66.48" calcext:value-type="float">
            <text:p>266,48</text:p>
          </table:table-cell>
          <table:table-cell table:style-name="ce20" office:value-type="float" office:value="247.45" calcext:value-type="float">
            <text:p>247,45</text:p>
          </table:table-cell>
          <table:table-cell table:style-name="ce20" office:value-type="float" office:value="259.83" calcext:value-type="float">
            <text:p>259,83</text:p>
          </table:table-cell>
          <table:table-cell table:style-name="ce27" office:value-type="float" office:value="249.47" calcext:value-type="float">
            <text:p>249,47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78.4" calcext:value-type="float">
            <text:p>278,40</text:p>
          </table:table-cell>
          <table:table-cell table:style-name="ce21" office:value-type="float" office:value="272.42" calcext:value-type="float">
            <text:p>272,42</text:p>
          </table:table-cell>
          <table:table-cell table:style-name="ce21" office:value-type="float" office:value="271.37" calcext:value-type="float">
            <text:p>271,37</text:p>
          </table:table-cell>
          <table:table-cell table:style-name="ce28" office:value-type="float" office:value="271.49" calcext:value-type="float">
            <text:p>271,49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71.49" calcext:value-type="float">
            <text:p>271,4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71.37" calcext:value-type="float">
            <text:p>271,3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72.42" calcext:value-type="float">
            <text:p>272,4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78.4" calcext:value-type="float">
            <text:p>278,4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9.47" calcext:value-type="float">
            <text:p>249,4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59.83" calcext:value-type="float">
            <text:p>259,8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7.45" calcext:value-type="float">
            <text:p>247,4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66.48" calcext:value-type="float">
            <text:p>266,4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22.76" calcext:value-type="float">
            <text:p>222,7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,0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24.41" calcext:value-type="float">
            <text:p>224,4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39.93" calcext:value-type="float">
            <text:p>239,93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206.5" calcext:value-type="float">
            <text:p>206,5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864742313647421" calcext:value-type="float">
            <text:p>0,86</text:p>
          </table:table-cell>
          <table:table-cell table:style-name="ce19" table:formula="of:=[.F26]/[.E2]" office:value-type="float" office:value="0.891303446703556" calcext:value-type="float">
            <text:p>0,89</text:p>
          </table:table-cell>
          <table:table-cell table:style-name="ce19" table:formula="of:=[.F26]/[.F2]" office:value-type="float" office:value="0.937713961753994" calcext:value-type="float">
            <text:p>0,94</text:p>
          </table:table-cell>
          <table:table-cell table:style-name="ce26" table:formula="of:=[.F26]/[.G2]" office:value-type="float" office:value="0.866571958247691" calcext:value-type="float">
            <text:p>0,8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213.53" calcext:value-type="float">
            <text:p>213,53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27388522645509" calcext:value-type="float">
            <text:p>1,27</text:p>
          </table:table-cell>
          <table:table-cell table:style-name="ce20" table:formula="of:=[.F27]/[.E3]" office:value-type="float" office:value="1.32876934623421" calcext:value-type="float">
            <text:p>1,33</text:p>
          </table:table-cell>
          <table:table-cell table:style-name="ce20" table:formula="of:=[.F27]/[.F3]" office:value-type="float" office:value="1.23017840375587" calcext:value-type="float">
            <text:p>1,23</text:p>
          </table:table-cell>
          <table:table-cell table:style-name="ce27" table:formula="of:=[.F27]/[.G3]" office:value-type="float" office:value="1.30020642292883" calcext:value-type="float">
            <text:p>1,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211.41" calcext:value-type="float">
            <text:p>211,41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09721123939059" calcext:value-type="float">
            <text:p>2,10</text:p>
          </table:table-cell>
          <table:table-cell table:style-name="ce20" table:formula="of:=[.F28]/[.E4]" office:value-type="float" office:value="2.02113498958492" calcext:value-type="float">
            <text:p>2,02</text:p>
          </table:table-cell>
          <table:table-cell table:style-name="ce20" table:formula="of:=[.F28]/[.F4]" office:value-type="float" office:value="2.15142501757612" calcext:value-type="float">
            <text:p>2,15</text:p>
          </table:table-cell>
          <table:table-cell table:style-name="ce27" table:formula="of:=[.F28]/[.G4]" office:value-type="float" office:value="2.04083517160006" calcext:value-type="float">
            <text:p>2,0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211.38" calcext:value-type="float">
            <text:p>211,3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29434352035828" calcext:value-type="float">
            <text:p>3,29</text:p>
          </table:table-cell>
          <table:table-cell table:style-name="ce20" table:formula="of:=[.F29]/[.E5]" office:value-type="float" office:value="3.29387603866105" calcext:value-type="float">
            <text:p>3,29</text:p>
          </table:table-cell>
          <table:table-cell table:style-name="ce20" table:formula="of:=[.F29]/[.F5]" office:value-type="float" office:value="3.26117329337017" calcext:value-type="float">
            <text:p>3,26</text:p>
          </table:table-cell>
          <table:table-cell table:style-name="ce27" table:formula="of:=[.F29]/[.G5]" office:value-type="float" office:value="3.37219531880549" calcext:value-type="float">
            <text:p>3,3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94.93" calcext:value-type="float">
            <text:p>194,93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61515858792148" calcext:value-type="float">
            <text:p>4,62</text:p>
          </table:table-cell>
          <table:table-cell table:style-name="ce20" table:formula="of:=[.F30]/[.E6]" office:value-type="float" office:value="4.93433893320262" calcext:value-type="float">
            <text:p>4,93</text:p>
          </table:table-cell>
          <table:table-cell table:style-name="ce20" table:formula="of:=[.F30]/[.F6]" office:value-type="float" office:value="4.65258403361345" calcext:value-type="float">
            <text:p>4,65</text:p>
          </table:table-cell>
          <table:table-cell table:style-name="ce27" table:formula="of:=[.F30]/[.G6]" office:value-type="float" office:value="4.9708879511582" calcext:value-type="float">
            <text:p>4,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84.91" calcext:value-type="float">
            <text:p>184,91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09830631442011" calcext:value-type="float">
            <text:p>6,10</text:p>
          </table:table-cell>
          <table:table-cell table:style-name="ce20" table:formula="of:=[.F31]/[.E7]" office:value-type="float" office:value="6.56729305583621" calcext:value-type="float">
            <text:p>6,57</text:p>
          </table:table-cell>
          <table:table-cell table:style-name="ce20" table:formula="of:=[.F31]/[.F7]" office:value-type="float" office:value="6.25438427689901" calcext:value-type="float">
            <text:p>6,25</text:p>
          </table:table-cell>
          <table:table-cell table:style-name="ce27" table:formula="of:=[.F31]/[.G7]" office:value-type="float" office:value="6.51411659384563" calcext:value-type="float">
            <text:p>6,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96.83" calcext:value-type="float">
            <text:p>196,83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08159123563219" calcext:value-type="float">
            <text:p>8,08</text:p>
          </table:table-cell>
          <table:table-cell table:style-name="ce21" table:formula="of:=[.F32]/[.E8]" office:value-type="float" office:value="8.25899346597166" calcext:value-type="float">
            <text:p>8,26</text:p>
          </table:table-cell>
          <table:table-cell table:style-name="ce21" table:formula="of:=[.F32]/[.F8]" office:value-type="float" office:value="8.29094962597192" calcext:value-type="float">
            <text:p>8,29</text:p>
          </table:table-cell>
          <table:table-cell table:style-name="ce28" table:formula="of:=[.F32]/[.G8]" office:value-type="float" office:value="8.2872849828723" calcext:value-type="float">
            <text:p>8,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89.69" calcext:value-type="float">
            <text:p>189,6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67.94" calcext:value-type="float">
            <text:p>167,9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77.5" calcext:value-type="float">
            <text:p>177,5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64.33" calcext:value-type="float">
            <text:p>164,3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71.41" calcext:value-type="float">
            <text:p>171,4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65.42" calcext:value-type="float">
            <text:p>165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52.87" calcext:value-type="float">
            <text:p>152,8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0.83" calcext:value-type="float">
            <text:p>160,8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65.77" calcext:value-type="float">
            <text:p>165,7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858.86" calcext:value-type="float">
            <text:p>2858,86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2038.69" calcext:value-type="float">
            <text:p>2038,69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32371156823711" calcext:value-type="float">
            <text:p>0,43</text:p>
          </table:table-cell>
          <table:table-cell table:style-name="ce19" table:formula="of:=[.I26]/[.I49]" office:value-type="float" office:value="0.222825861675889" calcext:value-type="float">
            <text:p>0,22</text:p>
          </table:table-cell>
          <table:table-cell table:style-name="ce19" table:formula="of:=[.J26]/[.J49]" office:value-type="float" office:value="0.156285660292332" calcext:value-type="float">
            <text:p>0,16</text:p>
          </table:table-cell>
          <table:table-cell table:style-name="ce26" table:formula="of:=[.K26]/[.K49]" office:value-type="float" office:value="0.108321494780961" calcext:value-type="float">
            <text:p>0,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361.43" calcext:value-type="float">
            <text:p>1361,43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36942613227545" calcext:value-type="float">
            <text:p>0,64</text:p>
          </table:table-cell>
          <table:table-cell table:style-name="ce20" table:formula="of:=[.I27]/[.I49]" office:value-type="float" office:value="0.332192336558551" calcext:value-type="float">
            <text:p>0,33</text:p>
          </table:table-cell>
          <table:table-cell table:style-name="ce20" table:formula="of:=[.J27]/[.J49]" office:value-type="float" office:value="0.205029733959312" calcext:value-type="float">
            <text:p>0,21</text:p>
          </table:table-cell>
          <table:table-cell table:style-name="ce27" table:formula="of:=[.K27]/[.K49]" office:value-type="float" office:value="0.162525802866103" calcext:value-type="float">
            <text:p>0,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844.4" calcext:value-type="float">
            <text:p>844,4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4860561969529" calcext:value-type="float">
            <text:p>1,05</text:p>
          </table:table-cell>
          <table:table-cell table:style-name="ce20" table:formula="of:=[.I28]/[.I49]" office:value-type="float" office:value="0.50528374739623" calcext:value-type="float">
            <text:p>0,51</text:p>
          </table:table-cell>
          <table:table-cell table:style-name="ce20" table:formula="of:=[.J28]/[.J49]" office:value-type="float" office:value="0.358570836262686" calcext:value-type="float">
            <text:p>0,36</text:p>
          </table:table-cell>
          <table:table-cell table:style-name="ce27" table:formula="of:=[.K28]/[.K49]" office:value-type="float" office:value="0.255104396450008" calcext:value-type="float">
            <text:p>0,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75.46" calcext:value-type="float">
            <text:p>475,46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64717176017914" calcext:value-type="float">
            <text:p>1,65</text:p>
          </table:table-cell>
          <table:table-cell table:style-name="ce20" table:formula="of:=[.I29]/[.I49]" office:value-type="float" office:value="0.823469009665263" calcext:value-type="float">
            <text:p>0,82</text:p>
          </table:table-cell>
          <table:table-cell table:style-name="ce20" table:formula="of:=[.J29]/[.J49]" office:value-type="float" office:value="0.543528882228362" calcext:value-type="float">
            <text:p>0,54</text:p>
          </table:table-cell>
          <table:table-cell table:style-name="ce27" table:formula="of:=[.K29]/[.K49]" office:value-type="float" office:value="0.421524414850686" calcext:value-type="float">
            <text:p>0,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54.34" calcext:value-type="float">
            <text:p>254,34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30757929396074" calcext:value-type="float">
            <text:p>2,31</text:p>
          </table:table-cell>
          <table:table-cell table:style-name="ce20" table:formula="of:=[.I30]/[.I49]" office:value-type="float" office:value="1.23358473330066" calcext:value-type="float">
            <text:p>1,23</text:p>
          </table:table-cell>
          <table:table-cell table:style-name="ce20" table:formula="of:=[.J30]/[.J49]" office:value-type="float" office:value="0.775430672268908" calcext:value-type="float">
            <text:p>0,78</text:p>
          </table:table-cell>
          <table:table-cell table:style-name="ce27" table:formula="of:=[.K30]/[.K49]" office:value-type="float" office:value="0.621360993894775" calcext:value-type="float">
            <text:p>0,62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77.43" calcext:value-type="float">
            <text:p>177,43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04915315721005" calcext:value-type="float">
            <text:p>3,05</text:p>
          </table:table-cell>
          <table:table-cell table:style-name="ce20" table:formula="of:=[.I31]/[.I49]" office:value-type="float" office:value="1.64182326395905" calcext:value-type="float">
            <text:p>1,64</text:p>
          </table:table-cell>
          <table:table-cell table:style-name="ce20" table:formula="of:=[.J31]/[.J49]" office:value-type="float" office:value="1.04239737948317" calcext:value-type="float">
            <text:p>1,04</text:p>
          </table:table-cell>
          <table:table-cell table:style-name="ce27" table:formula="of:=[.K31]/[.K49]" office:value-type="float" office:value="0.814264574230704" calcext:value-type="float">
            <text:p>0,8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04079561781609" calcext:value-type="float">
            <text:p>4,04</text:p>
          </table:table-cell>
          <table:table-cell table:style-name="ce21" table:formula="of:=[.I32]/[.I49]" office:value-type="float" office:value="2.06474836649292" calcext:value-type="float">
            <text:p>2,06</text:p>
          </table:table-cell>
          <table:table-cell table:style-name="ce21" table:formula="of:=[.J32]/[.J49]" office:value-type="float" office:value="1.38182493766199" calcext:value-type="float">
            <text:p>1,38</text:p>
          </table:table-cell>
          <table:table-cell table:style-name="ce28" table:formula="of:=[.K32]/[.K49]" office:value-type="float" office:value="1.03591062285904" calcext:value-type="float">
            <text:p>1,04</text:p>
          </table:table-cell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2:32:15.8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2:38:09.017000000</dc:date>
    <meta:editing-duration>PT5M52S</meta:editing-duration>
    <meta:editing-cycles>3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7cm" svg:y="0.316cm" chart:style-name="ch2">
          <text:p>Flocking 128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65.77">
                <text:p>165.77</text:p>
                <draw:g>
                  <svg:desc>Graphics.D2:Graphics.D8</svg:desc>
                </draw:g>
              </table:table-cell>
              <table:table-cell office:value-type="float" office:value="160.83">
                <text:p>160.83</text:p>
                <draw:g>
                  <svg:desc>Graphics.E2:Graphics.E8</svg:desc>
                </draw:g>
              </table:table-cell>
              <table:table-cell office:value-type="float" office:value="152.87">
                <text:p>152.87</text:p>
                <draw:g>
                  <svg:desc>Graphics.F2:Graphics.F8</svg:desc>
                </draw:g>
              </table:table-cell>
              <table:table-cell office:value-type="float" office:value="165.42">
                <text:p>165.42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71.41">
                <text:p>171.41</text:p>
              </table:table-cell>
              <table:table-cell office:value-type="float" office:value="164.33">
                <text:p>164.33</text:p>
              </table:table-cell>
              <table:table-cell office:value-type="float" office:value="177.5">
                <text:p>177.5</text:p>
              </table:table-cell>
              <table:table-cell office:value-type="float" office:value="167.94">
                <text:p>167.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89.69">
                <text:p>189.69</text:p>
              </table:table-cell>
              <table:table-cell office:value-type="float" office:value="196.83">
                <text:p>196.83</text:p>
              </table:table-cell>
              <table:table-cell office:value-type="float" office:value="184.91">
                <text:p>184.91</text:p>
              </table:table-cell>
              <table:table-cell office:value-type="float" office:value="194.93">
                <text:p>194.9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211.38">
                <text:p>211.38</text:p>
              </table:table-cell>
              <table:table-cell office:value-type="float" office:value="211.41">
                <text:p>211.41</text:p>
              </table:table-cell>
              <table:table-cell office:value-type="float" office:value="213.53">
                <text:p>213.53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39.93">
                <text:p>239.93</text:p>
              </table:table-cell>
              <table:table-cell office:value-type="float" office:value="224.41">
                <text:p>224.41</text:p>
              </table:table-cell>
              <table:table-cell office:value-type="float" office:value="238">
                <text:p>238</text:p>
              </table:table-cell>
              <table:table-cell office:value-type="float" office:value="222.76">
                <text:p>222.7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66.48">
                <text:p>266.48</text:p>
              </table:table-cell>
              <table:table-cell office:value-type="float" office:value="247.45">
                <text:p>247.45</text:p>
              </table:table-cell>
              <table:table-cell office:value-type="float" office:value="259.83">
                <text:p>259.83</text:p>
              </table:table-cell>
              <table:table-cell office:value-type="float" office:value="249.47">
                <text:p>249.4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78.4">
                <text:p>278.4</text:p>
              </table:table-cell>
              <table:table-cell office:value-type="float" office:value="272.42">
                <text:p>272.42</text:p>
              </table:table-cell>
              <table:table-cell office:value-type="float" office:value="271.37">
                <text:p>271.37</text:p>
              </table:table-cell>
              <table:table-cell office:value-type="float" office:value="271.49">
                <text:p>271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44cm" svg:y="0.316cm" chart:style-name="ch2">
          <text:p>Flocking 128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864742313647421">
                <text:p>0.864742313647421</text:p>
                <draw:g>
                  <svg:desc>Graphics.H26:Graphics.H32</svg:desc>
                </draw:g>
              </table:table-cell>
              <table:table-cell office:value-type="float" office:value="0.891303446703556">
                <text:p>0.891303446703556</text:p>
                <draw:g>
                  <svg:desc>Graphics.I26:Graphics.I32</svg:desc>
                </draw:g>
              </table:table-cell>
              <table:table-cell office:value-type="float" office:value="0.937713961753994">
                <text:p>0.937713961753994</text:p>
                <draw:g>
                  <svg:desc>Graphics.J26:Graphics.J32</svg:desc>
                </draw:g>
              </table:table-cell>
              <table:table-cell office:value-type="float" office:value="0.866571958247691">
                <text:p>0.866571958247691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7388522645509">
                <text:p>1.27388522645509</text:p>
              </table:table-cell>
              <table:table-cell office:value-type="float" office:value="1.32876934623421">
                <text:p>1.32876934623421</text:p>
              </table:table-cell>
              <table:table-cell office:value-type="float" office:value="1.23017840375587">
                <text:p>1.23017840375587</text:p>
              </table:table-cell>
              <table:table-cell office:value-type="float" office:value="1.30020642292883">
                <text:p>1.3002064229288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09721123939059">
                <text:p>2.09721123939059</text:p>
              </table:table-cell>
              <table:table-cell office:value-type="float" office:value="2.02113498958492">
                <text:p>2.02113498958492</text:p>
              </table:table-cell>
              <table:table-cell office:value-type="float" office:value="2.15142501757612">
                <text:p>2.15142501757612</text:p>
              </table:table-cell>
              <table:table-cell office:value-type="float" office:value="2.04083517160006">
                <text:p>2.0408351716000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29434352035828">
                <text:p>3.29434352035828</text:p>
              </table:table-cell>
              <table:table-cell office:value-type="float" office:value="3.29387603866105">
                <text:p>3.29387603866105</text:p>
              </table:table-cell>
              <table:table-cell office:value-type="float" office:value="3.26117329337017">
                <text:p>3.26117329337017</text:p>
              </table:table-cell>
              <table:table-cell office:value-type="float" office:value="3.37219531880549">
                <text:p>3.3721953188054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61515858792148">
                <text:p>4.61515858792148</text:p>
              </table:table-cell>
              <table:table-cell office:value-type="float" office:value="4.93433893320262">
                <text:p>4.93433893320262</text:p>
              </table:table-cell>
              <table:table-cell office:value-type="float" office:value="4.65258403361345">
                <text:p>4.65258403361345</text:p>
              </table:table-cell>
              <table:table-cell office:value-type="float" office:value="4.9708879511582">
                <text:p>4.97088795115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09830631442011">
                <text:p>6.09830631442011</text:p>
              </table:table-cell>
              <table:table-cell office:value-type="float" office:value="6.56729305583621">
                <text:p>6.56729305583621</text:p>
              </table:table-cell>
              <table:table-cell office:value-type="float" office:value="6.25438427689901">
                <text:p>6.25438427689901</text:p>
              </table:table-cell>
              <table:table-cell office:value-type="float" office:value="6.51411659384563">
                <text:p>6.514116593845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08159123563219">
                <text:p>8.08159123563219</text:p>
              </table:table-cell>
              <table:table-cell office:value-type="float" office:value="8.25899346597166">
                <text:p>8.25899346597166</text:p>
              </table:table-cell>
              <table:table-cell office:value-type="float" office:value="8.29094962597192">
                <text:p>8.29094962597192</text:p>
              </table:table-cell>
              <table:table-cell office:value-type="float" office:value="8.2872849828723">
                <text:p>8.2872849828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4.635cm" svg:y="0.315cm" chart:style-name="ch2">
          <text:p>Flocking 128 Batches Efficiency</text:p>
        </chart:title>
        <chart:legend chart:legend-position="end" svg:x="15.052cm" svg:y="3.436cm" style:legend-expansion="high" chart:style-name="ch3"/>
        <chart:plot-area chart:style-name="ch4" table:cell-range-address="Graphics.E49:Graphics.E56 Graphics.H49:Graphics.K56" chart:data-source-has-labels="both" svg:x="1.32cm" svg:y="1.299cm" svg:width="13.413cm" svg:height="6.54cm">
          <chart:coordinate-region svg:x="2.058cm" svg:y="1.501cm" svg:width="12.675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32371156823711">
                <text:p>0.432371156823711</text:p>
                <draw:g>
                  <svg:desc>Graphics.H50:Graphics.H56</svg:desc>
                </draw:g>
              </table:table-cell>
              <table:table-cell office:value-type="float" office:value="0.222825861675889">
                <text:p>0.222825861675889</text:p>
                <draw:g>
                  <svg:desc>Graphics.I50:Graphics.I56</svg:desc>
                </draw:g>
              </table:table-cell>
              <table:table-cell office:value-type="float" office:value="0.156285660292332">
                <text:p>0.156285660292332</text:p>
                <draw:g>
                  <svg:desc>Graphics.J50:Graphics.J56</svg:desc>
                </draw:g>
              </table:table-cell>
              <table:table-cell office:value-type="float" office:value="0.108321494780961">
                <text:p>0.108321494780961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36942613227545">
                <text:p>0.636942613227545</text:p>
              </table:table-cell>
              <table:table-cell office:value-type="float" office:value="0.332192336558551">
                <text:p>0.332192336558551</text:p>
              </table:table-cell>
              <table:table-cell office:value-type="float" office:value="0.205029733959312">
                <text:p>0.205029733959312</text:p>
              </table:table-cell>
              <table:table-cell office:value-type="float" office:value="0.162525802866103">
                <text:p>0.16252580286610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4860561969529">
                <text:p>1.04860561969529</text:p>
              </table:table-cell>
              <table:table-cell office:value-type="float" office:value="0.50528374739623">
                <text:p>0.50528374739623</text:p>
              </table:table-cell>
              <table:table-cell office:value-type="float" office:value="0.358570836262686">
                <text:p>0.358570836262686</text:p>
              </table:table-cell>
              <table:table-cell office:value-type="float" office:value="0.255104396450008">
                <text:p>0.25510439645000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64717176017914">
                <text:p>1.64717176017914</text:p>
              </table:table-cell>
              <table:table-cell office:value-type="float" office:value="0.823469009665263">
                <text:p>0.823469009665263</text:p>
              </table:table-cell>
              <table:table-cell office:value-type="float" office:value="0.543528882228362">
                <text:p>0.543528882228362</text:p>
              </table:table-cell>
              <table:table-cell office:value-type="float" office:value="0.421524414850686">
                <text:p>0.42152441485068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30757929396074">
                <text:p>2.30757929396074</text:p>
              </table:table-cell>
              <table:table-cell office:value-type="float" office:value="1.23358473330066">
                <text:p>1.23358473330066</text:p>
              </table:table-cell>
              <table:table-cell office:value-type="float" office:value="0.775430672268908">
                <text:p>0.775430672268908</text:p>
              </table:table-cell>
              <table:table-cell office:value-type="float" office:value="0.621360993894775">
                <text:p>0.6213609938947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04915315721005">
                <text:p>3.04915315721005</text:p>
              </table:table-cell>
              <table:table-cell office:value-type="float" office:value="1.64182326395905">
                <text:p>1.64182326395905</text:p>
              </table:table-cell>
              <table:table-cell office:value-type="float" office:value="1.04239737948317">
                <text:p>1.04239737948317</text:p>
              </table:table-cell>
              <table:table-cell office:value-type="float" office:value="0.814264574230704">
                <text:p>0.81426457423070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04079561781609">
                <text:p>4.04079561781609</text:p>
              </table:table-cell>
              <table:table-cell office:value-type="float" office:value="2.06474836649292">
                <text:p>2.06474836649292</text:p>
              </table:table-cell>
              <table:table-cell office:value-type="float" office:value="1.38182493766199">
                <text:p>1.38182493766199</text:p>
              </table:table-cell>
              <table:table-cell office:value-type="float" office:value="1.03591062285904">
                <text:p>1.0359106228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